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058" officeooo:paragraph-rsid="00127058"/>
    </style:style>
    <style:style style:name="P2" style:family="paragraph" style:parent-style-name="Standard">
      <style:text-properties fo:font-style="normal" officeooo:paragraph-rsid="0012b296" style:font-style-asian="normal" style:font-style-complex="normal"/>
    </style:style>
    <style:style style:name="P3" style:family="paragraph" style:parent-style-name="Standard">
      <style:text-properties fo:font-style="normal" officeooo:rsid="0013c5c7" officeooo:paragraph-rsid="0013c5c7" style:font-style-asian="normal" style:font-style-complex="normal"/>
    </style:style>
    <style:style style:name="P4" style:family="paragraph" style:parent-style-name="Standard">
      <style:text-properties fo:font-style="italic" officeooo:rsid="00143f15" officeooo:paragraph-rsid="00143f15" style:font-style-asian="italic" style:font-style-complex="italic"/>
    </style:style>
    <style:style style:name="P5" style:family="paragraph" style:parent-style-name="Standard">
      <style:text-properties fo:font-style="italic" officeooo:rsid="00156716" officeooo:paragraph-rsid="00156716" style:font-style-asian="italic" style:font-style-complex="italic"/>
    </style:style>
    <style:style style:name="P6" style:family="paragraph" style:parent-style-name="Standard">
      <style:text-properties officeooo:paragraph-rsid="0012b296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Text_20_body">
      <style:text-properties officeooo:paragraph-rsid="0012b296"/>
    </style:style>
    <style:style style:name="P9" style:family="paragraph" style:parent-style-name="Text_20_body">
      <style:text-properties fo:font-style="normal" officeooo:rsid="0012b296" officeooo:paragraph-rsid="00143f15" style:font-style-asian="normal" style:font-style-complex="normal"/>
    </style:style>
    <style:style style:name="P10" style:family="paragraph" style:parent-style-name="Text_20_body">
      <style:text-properties fo:font-style="normal" officeooo:rsid="0013c5c7" officeooo:paragraph-rsid="0013c5c7" style:font-style-asian="normal" style:font-style-complex="normal"/>
    </style:style>
    <style:style style:name="P11" style:family="paragraph" style:parent-style-name="Text_20_body">
      <style:text-properties fo:font-style="normal" officeooo:paragraph-rsid="0012b296" style:font-style-asian="normal" style:font-style-complex="normal"/>
    </style:style>
    <style:style style:name="P12" style:family="paragraph" style:parent-style-name="Text_20_body">
      <style:text-properties fo:font-style="normal" officeooo:rsid="00143f15" officeooo:paragraph-rsid="00143f15" style:font-style-asian="normal" style:font-style-complex="normal"/>
    </style:style>
    <style:style style:name="P13" style:family="paragraph" style:parent-style-name="Text_20_body">
      <style:text-properties fo:font-style="normal" officeooo:rsid="00194e39" officeooo:paragraph-rsid="00194e39" style:font-style-asian="normal" style:font-style-complex="normal"/>
    </style:style>
    <style:style style:name="P14" style:family="paragraph" style:parent-style-name="Text_20_body">
      <style:text-properties fo:font-style="italic" officeooo:rsid="0013c5c7" officeooo:paragraph-rsid="0013c5c7" style:font-style-asian="italic" style:font-style-complex="italic"/>
    </style:style>
    <style:style style:name="P15" style:family="paragraph" style:parent-style-name="Text_20_body">
      <style:text-properties fo:font-style="italic" officeooo:rsid="00143f15" officeooo:paragraph-rsid="00143f15" style:font-style-asian="italic" style:font-style-complex="italic"/>
    </style:style>
    <style:style style:name="P16" style:family="paragraph" style:parent-style-name="Text_20_body">
      <style:text-properties fo:font-style="italic" officeooo:rsid="00156716" officeooo:paragraph-rsid="00156716" style:font-style-asian="italic" style:font-style-complex="italic"/>
    </style:style>
    <style:style style:name="T1" style:family="text">
      <style:text-properties officeooo:rsid="001270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b296" style:font-style-asian="italic" style:font-style-complex="italic"/>
    </style:style>
    <style:style style:name="T4" style:family="text">
      <style:text-properties fo:font-style="italic" officeooo:rsid="00143f15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697e9" style:text-blinking="false" style:font-style-asian="normal" style:font-style-complex="normal" loext:padding-left="0cm" loext:padding-right="0cm" loext:padding-top="0cm" loext:padding-bottom="0.049cm" loext:border-left="none" loext:border-right="none" loext:border-top="none" loext:border-bottom="0.06pt dotted #ffffff"/>
    </style:style>
    <style:style style:name="T6" style:family="text">
      <style:text-properties fo:font-variant="normal" fo:text-transform="none" fo:color="#000000" fo:letter-spacing="normal" fo:font-style="normal" officeooo:rsid="001697e9" style:font-style-asian="normal" style:font-style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1697e9" style:font-style-asian="normal" style:font-style-complex="normal"/>
    </style:style>
    <style:style style:name="T8" style:family="text">
      <style:text-properties fo:font-variant="normal" fo:text-transform="none" fo:color="#fa9108" style:text-line-through-style="none" style:text-line-through-type="none" style:font-name="Times New Roman" fo:font-size="14pt" fo:letter-spacing="normal" fo:font-style="normal" style:text-underline-style="none" fo:font-weight="bold" officeooo:rsid="001697e9" style:text-blinking="false" style:font-style-asian="normal" style:font-style-complex="normal" loext:padding-left="0cm" loext:padding-right="0cm" loext:padding-top="0cm" loext:padding-bottom="0.049cm" loext:border-left="none" loext:border-right="none" loext:border-top="none" loext:border-bottom="0.06pt dotted #ffffff"/>
    </style:style>
    <style:style style:name="T9" style:family="text">
      <style:text-properties officeooo:rsid="0013c5c7"/>
    </style:style>
    <style:style style:name="T10" style:family="text">
      <style:text-properties officeooo:rsid="00143f15"/>
    </style:style>
    <style:style style:name="T11" style:family="text">
      <style:text-properties officeooo:rsid="00156716"/>
    </style:style>
    <style:style style:name="T12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1697e9" style:font-size-asian="9pt" style:font-style-asian="normal" style:font-weight-asian="normal" style:font-style-complex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9pt" fo:text-shadow="none" style:text-underline-style="none" fo:font-weight="normal" style:font-size-asian="9pt" style:font-weight-asian="normal" style:font-style-complex="italic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9pt" fo:text-shadow="none" style:text-underline-style="none" fo:font-weight="normal" style:font-size-asian="9pt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9pt" fo:text-shadow="none" style:text-underline-style="none" fo:font-weight="normal" officeooo:rsid="001697e9" fo:background-color="#9999ff" loext:char-shading-value="0" style:font-size-asian="9pt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7e3fe" style:font-size-asian="12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697e9" style:font-size-asian="12pt" style:font-style-asian="normal" style:font-weight-asian="normal" style:font-style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tyle-complex="italic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2pt" fo:text-shadow="none" style:text-underline-style="none" fo:font-weight="normal" officeooo:rsid="00143f15" style:font-size-asian="12pt" style:font-weight-asian="normal" style:font-style-complex="italic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2pt" fo:text-shadow="none" style:text-underline-style="none" fo:font-weight="normal" style:font-size-asian="12pt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FreeSans" fo:font-size="9pt" fo:font-style="normal" fo:text-shadow="none" style:text-underline-style="none" fo:font-weight="normal" officeooo:rsid="001697e9" style:font-size-asian="9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FreeSans" fo:font-size="9pt" fo:text-shadow="none" style:text-underline-style="none" fo:font-weight="normal" style:font-size-asian="9pt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FreeSans" fo:font-size="12pt" fo:font-style="normal" fo:text-shadow="none" style:text-underline-style="none" fo:font-weight="normal" officeooo:rsid="0017e3fe" style:font-size-asian="12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FreeSans" fo:font-size="12pt" fo:font-style="normal" fo:text-shadow="none" style:text-underline-style="none" fo:font-weight="normal" officeooo:rsid="00194e39" style:font-size-asian="12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FreeSans" fo:font-size="12pt" fo:text-shadow="none" style:text-underline-style="none" fo:font-weight="normal" style:font-size-asian="12pt" style:font-weight-asian="normal" style:text-emphasize="none"/>
    </style:style>
    <style:style style:name="T30" style:family="text">
      <style:text-properties officeooo:rsid="001697e9"/>
    </style:style>
    <style:style style:name="T31" style:family="text">
      <style:text-properties officeooo:rsid="001697e9" fo:background-color="#9999ff" loext:char-shading-value="0"/>
    </style:style>
    <style:style style:name="T32" style:family="text">
      <style:text-properties fo:font-style="normal" officeooo:rsid="001697e9" style:font-style-asian="normal" style:font-style-complex="normal"/>
    </style:style>
    <style:style style:name="T33" style:family="text">
      <style:text-properties fo:font-style="normal" officeooo:rsid="00194e39" style:font-style-asian="normal" style:font-style-complex="normal"/>
    </style:style>
    <style:style style:name="T34" style:family="text">
      <style:text-properties officeooo:rsid="0017e3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орот</text:p>
      <text:p text:style-name="P1"/>
      <text:p text:style-name="P8"><text:span text:style-name="T1">1. Круг при вращении. Перевертывание </text:span></text:p>
      <text:p text:style-name="P8"><text:span text:style-name="T2">Оборот колеса. Количество оборотов в минуту. Повернуть ключ на два оборота. □ Миллионы раз начинала земля свой очередной оборот вокруг солнца. Вспашка с оборотом пласта.</text:span></text:p>
      <text:p text:style-name="P6"><text:span text:style-name="T20">Н</text:span><text:span text:style-name="T17">а первой ступени нагрева электродвигатель работает на пониженных оборотах, что </text:span><text:span text:style-name="T26">обеспечивает отличную теплоотдачу и максимально низкий уровень шума. </text:span></text:p>
      <text:p text:style-name="P6"><text:span text:style-name="T2"/></text:p>
      <text:p text:style-name="P11"><text:span text:style-name="T9">2. Употребление, использование. </text:span><text:span text:style-name="T2">Пустить слово в оборот. Ввести в научный оборот новые материалы.</text:span></text:p>
      <text:p text:style-name="P2"><text:span text:style-name="T14">В</text:span><text:span text:style-name="T15"> этот период введение в экономический оборот земли и недвижимости будет затруднительно </text:span><text:span text:style-name="T25">или вовсе невозможно. </text:span></text:p>
      <text:p text:style-name="P2"><text:span text:style-name="T14">П</text:span><text:span text:style-name="T15">рибавочной стоимостью называет Маркс это возрастание первоначальной стоимости денег, </text:span><text:span text:style-name="T25">пускаемых в оборот. </text:span></text:p>
      <text:p text:style-name="P2"><text:span text:style-name="T14">Э</text:span><text:span text:style-name="T15">то был капитал, который не мог оставаться без употребления и должен был быть пущен в </text:span><text:span text:style-name="T25">оборот. </text:span></text:p>
      <text:p text:style-name="P2"><text:span text:style-name="T14">―</text:span><text:span text:style-name="T15"> Правильно, только они срок действия старых не ограничивают, изымают их потихоньку из </text:span><text:span text:style-name="T25">оборота, и все. </text:span></text:p>
      <text:p text:style-name="P2"><text:span text:style-name="T2"/></text:p>
      <text:p text:style-name="P2"><text:span text:style-name="T2"/></text:p>
      <text:p text:style-name="P11"><text:span text:style-name="T9">3. Поворот, новое направление. </text:span><text:span text:style-name="T2">Доктор еще не мог определить, какой оборот примет болезнь</text:span></text:p>
      <text:p text:style-name="P11"><text:span text:style-name="T9">4. Обратная сторона. </text:span><text:span text:style-name="T3">Рисунок на обороте.</text:span></text:p>
      <text:p text:style-name="P10"><text:span text:style-name="T2">5. </text:span>Словесное выражение/<text:span text:style-name="T34">музыкальная фраза</text:span> <text:span text:style-name="T2">Речевой оборот. </text:span><text:span text:style-name="T4">Причастный оборот ??</text:span></text:p>
      <text:p text:style-name="P3"><text:span text:style-name="T21">В</text:span><text:span text:style-name="T22"> этой опере он широко использует характерные интонационные обороты, присущие </text:span><text:span text:style-name="T29">японской музыке, что дает возможность правдиво раскрыть образы Чио-Чио-Сан, Сузуки, Ямадори и Горо. </text:span></text:p>
      <text:p text:style-name="P3"><text:span text:style-name="T4"/></text:p>
      <text:p text:style-name="P10">6. Брать/взять в оборот - ?? <text:span text:style-name="T31">совместить с 2 ?</text:span></text:p>
      <text:p text:style-name="P3"><text:span text:style-name="T16">В</text:span><text:span text:style-name="T15">от они, оборотни, берите их в оборот. </text:span></text:p>
      <text:p text:style-name="P3"><text:span text:style-name="T31"/></text:p>
      <text:p text:style-name="P12">7. Выручка, оборот финансовых средств, <text:span text:style-name="T11">то, что связано с финансами.</text:span></text:p>
      <text:p text:style-name="P9"><text:span text:style-name="T10">8</text:span>. Цикл, ….</text:p>
      <text:p text:style-name="P13">9. Набирать обороты</text:p>
      <text:p text:style-name="P14">Оборот полевых культур.</text:p>
      <text:p text:style-name="P15">Оборот наркотиков</text:p>
      <text:p text:style-name="P4"><text:span text:style-name="T12">27 января вступил в силу федеральный закон "Об обороте земель сельскохозяйственного </text:span><text:span text:style-name="T23">назначения". </text:span></text:p>
      <text:p text:style-name="P4"><text:span text:style-name="T12"/></text:p>
      <text:p text:style-name="P4"><text:span text:style-name="T12">Контроль над оборотом продукции осуществляют сегодня 22 министерства и ведомства. </text:span></text:p>
      <text:p text:style-name="P4"><text:span text:style-name="T12"/></text:p>
      <text:p text:style-name="P4"><text:span text:style-name="T12">Действительно, наш свод законов гражданских архаичен, кодекса торгового права у нас совсем </text:span><text:span text:style-name="T23">нет, и некоторые другие области гражданского оборота почти не регулированы точными нормами писаного права. </text:span></text:p>
      <text:p text:style-name="P4"/>
      <text:p text:style-name="P15"/>
      <text:p text:style-name="P16">набирать обороты? - <text:span text:style-name="T32">ближе к </text:span><text:span text:style-name="T33">2</text:span><text:span text:style-name="T32">?</text:span></text:p>
      <text:p text:style-name="P5"><text:span text:style-name="T13">Т</text:span><text:span text:style-name="T12">орговый оборот между двумя странами в текущем году по сравнению с аналогичным </text:span><text:span text:style-name="T23">периодом прошлого года увеличился на 28%. - </text:span><text:span text:style-name="T24">7 или 8?</text:span></text:p>
      <text:p text:style-name="P5"><text:soft-page-break/><text:span text:style-name="T32"/></text:p>
      <text:p text:style-name="P5"><text:span text:style-name="T19">С</text:span><text:span text:style-name="T17">анкции, конечно, не столь строгие, как, скажем, в отношении Ливии или Ирака, они </text:span><text:span text:style-name="T26">касаются в основном военной техники и технологий и не очень мешают индийскому экспорту в США (торговля с Америкой составляет примерно 15% индийского внешнеторгового оборота). <text:s/></text:span><text:span text:style-name="T28">7 или 8 ??</text:span></text:p>
      <text:p text:style-name="P5"><text:span text:style-name="T32"/></text:p>
      <text:p text:style-name="P5"><text:span text:style-name="T19">П</text:span><text:span text:style-name="T17">оборы и взятки на всех этажах государственной власти приводят к изъятию огромных сумм </text:span><text:span text:style-name="T26">из легального оборота. - <text:s/></text:span><text:span text:style-name="T27">7 или 8 ??</text:span></text:p>
      <text:p text:style-name="P5"><text:span text:style-name="T27"/></text:p>
      <text:p text:style-name="P5"><text:span text:style-name="T18">П</text:span><text:span text:style-name="T17">рактически все страны практикуют возврат налога с оборота на приобретенные Вами </text:span><text:span text:style-name="T26">товары. </text:span></text:p>
      <text:p text:style-name="P5"><text:span text:style-name="T27"/></text:p>
      <text:p text:style-name="P5"><text:span text:style-name="T32"/></text:p>
      <text:p text:style-name="Text_20_body">В среду в Орле прошло выездное заседание рабочей группы Госсовета по обороту сельхозземель.</text:p>
      <text:p text:style-name="Text_20_body"/>
      <text:p text:style-name="P7"><text:span text:style-name="T17">Не вытягивайте физиономии. Я поставлю дело на миллионный оборот. А вы извольте </text:span><text:span text:style-name="T26">организовать мне художественный отдел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1:24:00.978911337</meta:creation-date>
    <dc:date>2017-03-17T01:18:25.367998410</dc:date>
    <meta:editing-duration>PT2H3M55S</meta:editing-duration>
    <meta:editing-cycles>1</meta:editing-cycles>
    <meta:document-statistic meta:table-count="0" meta:image-count="0" meta:object-count="0" meta:page-count="2" meta:paragraph-count="30" meta:word-count="389" meta:character-count="2701" meta:non-whitespace-character-count="2327"/>
    <meta:generator>LibreOffice/5.1.6.2$Linux_X86_64 LibreOffice_project/10m0$Build-2</meta:generator>
  </office:meta>
</office:document-meta>
</file>